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Kerala</text:p>
          </table:table-cell>
          <table:table-cell table:style-name="ce19" office:value-type="string" calcext:value-type="string">
            <text:p>Keral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530507" calcext:value-type="float">
            <text:p>530507</text:p>
          </table:table-cell>
          <table:table-cell table:style-name="ce12" office:value-type="float" office:value="257777" calcext:value-type="float">
            <text:p>257777</text:p>
          </table:table-cell>
          <table:table-cell table:style-name="ce12" office:value-type="float" office:value="547794" calcext:value-type="float">
            <text:p>547794</text:p>
          </table:table-cell>
          <table:table-cell table:style-name="ce12" office:value-type="float" office:value="267023" calcext:value-type="float">
            <text:p>267023</text:p>
          </table:table-cell>
          <table:table-cell table:style-name="ce12" office:value-type="float" office:value="542176" calcext:value-type="float">
            <text:p>542176</text:p>
          </table:table-cell>
          <table:table-cell table:style-name="ce12" office:value-type="float" office:value="262647" calcext:value-type="float">
            <text:p>262647</text:p>
          </table:table-cell>
          <table:table-cell table:style-name="ce12" office:value-type="float" office:value="527944" calcext:value-type="float">
            <text:p>527944</text:p>
          </table:table-cell>
          <table:table-cell table:style-name="ce12" office:value-type="float" office:value="250856" calcext:value-type="float">
            <text:p>250856</text:p>
          </table:table-cell>
          <table:table-cell table:style-name="ce12" office:value-type="float" office:value="516156" calcext:value-type="float">
            <text:p>516156</text:p>
          </table:table-cell>
          <table:table-cell table:style-name="ce12" office:value-type="float" office:value="252700" calcext:value-type="float">
            <text:p>252700</text:p>
          </table:table-cell>
          <table:table-cell table:style-name="ce12" office:value-type="float" office:value="333546" calcext:value-type="float">
            <text:p>333546</text:p>
          </table:table-cell>
          <table:table-cell table:style-name="ce12" office:value-type="float" office:value="173484" calcext:value-type="float">
            <text:p>173484</text:p>
          </table:table-cell>
          <table:table-cell table:style-name="ce12" office:value-type="float" office:value="299666" calcext:value-type="float">
            <text:p>299666</text:p>
          </table:table-cell>
          <table:table-cell table:style-name="ce11" office:value-type="float" office:value="157086" calcext:value-type="float">
            <text:p>157086</text:p>
          </table:table-cell>
        </table:table-row>
        <table:table-row table:style-name="ro1">
          <table:table-cell office:value-type="string" calcext:value-type="string">
            <text:p>2013-14</text:p>
          </table:table-cell>
          <table:table-cell table:style-name="ce12" office:value-type="float" office:value="524124" calcext:value-type="float">
            <text:p>524124</text:p>
          </table:table-cell>
          <table:table-cell table:style-name="ce12" office:value-type="float" office:value="254449" calcext:value-type="float">
            <text:p>254449</text:p>
          </table:table-cell>
          <table:table-cell table:style-name="ce12" office:value-type="float" office:value="539837" calcext:value-type="float">
            <text:p>539837</text:p>
          </table:table-cell>
          <table:table-cell table:style-name="ce12" office:value-type="float" office:value="262298" calcext:value-type="float">
            <text:p>262298</text:p>
          </table:table-cell>
          <table:table-cell table:style-name="ce12" office:value-type="float" office:value="555588" calcext:value-type="float">
            <text:p>555588</text:p>
          </table:table-cell>
          <table:table-cell table:style-name="ce12" office:value-type="float" office:value="270826" calcext:value-type="float">
            <text:p>270826</text:p>
          </table:table-cell>
          <table:table-cell table:style-name="ce12" office:value-type="float" office:value="564898" calcext:value-type="float">
            <text:p>564898</text:p>
          </table:table-cell>
          <table:table-cell table:style-name="ce12" office:value-type="float" office:value="270099" calcext:value-type="float">
            <text:p>270099</text:p>
          </table:table-cell>
          <table:table-cell table:style-name="ce12" office:value-type="float" office:value="537538" calcext:value-type="float">
            <text:p>537538</text:p>
          </table:table-cell>
          <table:table-cell table:style-name="ce12" office:value-type="float" office:value="260922" calcext:value-type="float">
            <text:p>260922</text:p>
          </table:table-cell>
          <table:table-cell table:style-name="ce12" office:value-type="float" office:value="399093" calcext:value-type="float">
            <text:p>399093</text:p>
          </table:table-cell>
          <table:table-cell table:style-name="ce12" office:value-type="float" office:value="208127" calcext:value-type="float">
            <text:p>208127</text:p>
          </table:table-cell>
          <table:table-cell table:style-name="ce12" office:value-type="float" office:value="388238" calcext:value-type="float">
            <text:p>388238</text:p>
          </table:table-cell>
          <table:table-cell table:style-name="ce11" office:value-type="float" office:value="202123" calcext:value-type="float">
            <text:p>202123</text:p>
          </table:table-cell>
        </table:table-row>
        <table:table-row table:style-name="ro1">
          <table:table-cell office:value-type="string" calcext:value-type="string">
            <text:p>2014-15</text:p>
          </table:table-cell>
          <table:table-cell table:style-name="ce12" office:value-type="float" office:value="515381" calcext:value-type="float">
            <text:p>515381</text:p>
          </table:table-cell>
          <table:table-cell table:style-name="ce12" office:value-type="float" office:value="251667" calcext:value-type="float">
            <text:p>251667</text:p>
          </table:table-cell>
          <table:table-cell table:style-name="ce12" office:value-type="float" office:value="525230" calcext:value-type="float">
            <text:p>525230</text:p>
          </table:table-cell>
          <table:table-cell table:style-name="ce12" office:value-type="float" office:value="255284" calcext:value-type="float">
            <text:p>255284</text:p>
          </table:table-cell>
          <table:table-cell table:style-name="ce12" office:value-type="float" office:value="541423" calcext:value-type="float">
            <text:p>541423</text:p>
          </table:table-cell>
          <table:table-cell table:style-name="ce12" office:value-type="float" office:value="263687" calcext:value-type="float">
            <text:p>263687</text:p>
          </table:table-cell>
          <table:table-cell table:style-name="ce12" office:value-type="float" office:value="563010" calcext:value-type="float">
            <text:p>563010</text:p>
          </table:table-cell>
          <table:table-cell table:style-name="ce12" office:value-type="float" office:value="271019" calcext:value-type="float">
            <text:p>271019</text:p>
          </table:table-cell>
          <table:table-cell table:style-name="ce12" office:value-type="float" office:value="542420" calcext:value-type="float">
            <text:p>542420</text:p>
          </table:table-cell>
          <table:table-cell table:style-name="ce12" office:value-type="float" office:value="265551" calcext:value-type="float">
            <text:p>265551</text:p>
          </table:table-cell>
          <table:table-cell table:style-name="ce12" office:value-type="float" office:value="395041" calcext:value-type="float">
            <text:p>395041</text:p>
          </table:table-cell>
          <table:table-cell table:style-name="ce12" office:value-type="float" office:value="203792" calcext:value-type="float">
            <text:p>203792</text:p>
          </table:table-cell>
          <table:table-cell table:style-name="ce12" office:value-type="float" office:value="373520" calcext:value-type="float">
            <text:p>373520</text:p>
          </table:table-cell>
          <table:table-cell table:style-name="ce11" office:value-type="float" office:value="195866" calcext:value-type="float">
            <text:p>195866</text:p>
          </table:table-cell>
        </table:table-row>
        <table:table-row table:style-name="ro1">
          <table:table-cell office:value-type="string" calcext:value-type="string">
            <text:p>2015-16</text:p>
          </table:table-cell>
          <table:table-cell table:style-name="ce12" office:value-type="float" office:value="501952" calcext:value-type="float">
            <text:p>501952</text:p>
          </table:table-cell>
          <table:table-cell table:style-name="ce12" office:value-type="float" office:value="244619" calcext:value-type="float">
            <text:p>244619</text:p>
          </table:table-cell>
          <table:table-cell table:style-name="ce12" office:value-type="float" office:value="516234" calcext:value-type="float">
            <text:p>516234</text:p>
          </table:table-cell>
          <table:table-cell table:style-name="ce12" office:value-type="float" office:value="252326" calcext:value-type="float">
            <text:p>252326</text:p>
          </table:table-cell>
          <table:table-cell table:style-name="ce12" office:value-type="float" office:value="525601" calcext:value-type="float">
            <text:p>525601</text:p>
          </table:table-cell>
          <table:table-cell table:style-name="ce12" office:value-type="float" office:value="256314" calcext:value-type="float">
            <text:p>256314</text:p>
          </table:table-cell>
          <table:table-cell table:style-name="ce12" office:value-type="float" office:value="545641" calcext:value-type="float">
            <text:p>545641</text:p>
          </table:table-cell>
          <table:table-cell table:style-name="ce12" office:value-type="float" office:value="263165" calcext:value-type="float">
            <text:p>263165</text:p>
          </table:table-cell>
          <table:table-cell table:style-name="ce12" office:value-type="float" office:value="552608" calcext:value-type="float">
            <text:p>552608</text:p>
          </table:table-cell>
          <table:table-cell table:style-name="ce12" office:value-type="float" office:value="269913" calcext:value-type="float">
            <text:p>269913</text:p>
          </table:table-cell>
          <table:table-cell table:style-name="ce12" office:value-type="float" office:value="412089" calcext:value-type="float">
            <text:p>412089</text:p>
          </table:table-cell>
          <table:table-cell table:style-name="ce12" office:value-type="float" office:value="214418" calcext:value-type="float">
            <text:p>214418</text:p>
          </table:table-cell>
          <table:table-cell table:style-name="ce12" office:value-type="float" office:value="393051" calcext:value-type="float">
            <text:p>393051</text:p>
          </table:table-cell>
          <table:table-cell table:style-name="ce11" office:value-type="float" office:value="204797" calcext:value-type="float">
            <text:p>204797</text:p>
          </table:table-cell>
        </table:table-row>
        <table:table-row table:style-name="ro1">
          <table:table-cell office:value-type="string" calcext:value-type="string">
            <text:p>2016-17</text:p>
          </table:table-cell>
          <table:table-cell table:style-name="ce12" office:value-type="float" office:value="495822" calcext:value-type="float">
            <text:p>495822</text:p>
          </table:table-cell>
          <table:table-cell table:style-name="ce12" office:value-type="float" office:value="242762" calcext:value-type="float">
            <text:p>242762</text:p>
          </table:table-cell>
          <table:table-cell table:style-name="ce12" office:value-type="float" office:value="501816" calcext:value-type="float">
            <text:p>501816</text:p>
          </table:table-cell>
          <table:table-cell table:style-name="ce12" office:value-type="float" office:value="244702" calcext:value-type="float">
            <text:p>244702</text:p>
          </table:table-cell>
          <table:table-cell table:style-name="ce12" office:value-type="float" office:value="517666" calcext:value-type="float">
            <text:p>517666</text:p>
          </table:table-cell>
          <table:table-cell table:style-name="ce12" office:value-type="float" office:value="252890" calcext:value-type="float">
            <text:p>252890</text:p>
          </table:table-cell>
          <table:table-cell table:style-name="ce12" office:value-type="float" office:value="530872" calcext:value-type="float">
            <text:p>530872</text:p>
          </table:table-cell>
          <table:table-cell table:style-name="ce12" office:value-type="float" office:value="256112" calcext:value-type="float">
            <text:p>256112</text:p>
          </table:table-cell>
          <table:table-cell table:style-name="ce12" office:value-type="float" office:value="534311" calcext:value-type="float">
            <text:p>534311</text:p>
          </table:table-cell>
          <table:table-cell table:style-name="ce12" office:value-type="float" office:value="261246" calcext:value-type="float">
            <text:p>261246</text:p>
          </table:table-cell>
          <table:table-cell table:style-name="ce12" office:value-type="float" office:value="420372" calcext:value-type="float">
            <text:p>420372</text:p>
          </table:table-cell>
          <table:table-cell table:style-name="ce12" office:value-type="float" office:value="218977" calcext:value-type="float">
            <text:p>218977</text:p>
          </table:table-cell>
          <table:table-cell table:style-name="ce12" office:value-type="float" office:value="403512" calcext:value-type="float">
            <text:p>403512</text:p>
          </table:table-cell>
          <table:table-cell table:style-name="ce11" office:value-type="float" office:value="211729" calcext:value-type="float">
            <text:p>211729</text:p>
          </table:table-cell>
        </table:table-row>
        <table:table-row table:style-name="ro1">
          <table:table-cell office:value-type="string" calcext:value-type="string">
            <text:p>2017-18</text:p>
          </table:table-cell>
          <table:table-cell table:style-name="ce12" office:value-type="float" office:value="498633" calcext:value-type="float">
            <text:p>498633</text:p>
          </table:table-cell>
          <table:table-cell table:style-name="ce12" office:value-type="float" office:value="242220" calcext:value-type="float">
            <text:p>242220</text:p>
          </table:table-cell>
          <table:table-cell table:style-name="ce12" office:value-type="float" office:value="496267" calcext:value-type="float">
            <text:p>496267</text:p>
          </table:table-cell>
          <table:table-cell table:style-name="ce12" office:value-type="float" office:value="242843" calcext:value-type="float">
            <text:p>242843</text:p>
          </table:table-cell>
          <table:table-cell table:style-name="ce12" office:value-type="float" office:value="504231" calcext:value-type="float">
            <text:p>504231</text:p>
          </table:table-cell>
          <table:table-cell table:style-name="ce12" office:value-type="float" office:value="245786" calcext:value-type="float">
            <text:p>245786</text:p>
          </table:table-cell>
          <table:table-cell table:style-name="ce12" office:value-type="float" office:value="521119" calcext:value-type="float">
            <text:p>521119</text:p>
          </table:table-cell>
          <table:table-cell table:style-name="ce12" office:value-type="float" office:value="252511" calcext:value-type="float">
            <text:p>252511</text:p>
          </table:table-cell>
          <table:table-cell table:style-name="ce12" office:value-type="float" office:value="519001" calcext:value-type="float">
            <text:p>519001</text:p>
          </table:table-cell>
          <table:table-cell table:style-name="ce12" office:value-type="float" office:value="252892" calcext:value-type="float">
            <text:p>252892</text:p>
          </table:table-cell>
          <table:table-cell table:style-name="ce12" office:value-type="float" office:value="414605" calcext:value-type="float">
            <text:p>414605</text:p>
          </table:table-cell>
          <table:table-cell table:style-name="ce12" office:value-type="float" office:value="214641" calcext:value-type="float">
            <text:p>214641</text:p>
          </table:table-cell>
          <table:table-cell table:style-name="ce12" office:value-type="float" office:value="407301" calcext:value-type="float">
            <text:p>407301</text:p>
          </table:table-cell>
          <table:table-cell table:style-name="ce11" office:value-type="float" office:value="214505" calcext:value-type="float">
            <text:p>214505</text:p>
          </table:table-cell>
        </table:table-row>
        <table:table-row table:style-name="ro1">
          <table:table-cell office:value-type="string" calcext:value-type="string">
            <text:p>2018-19</text:p>
          </table:table-cell>
          <table:table-cell table:style-name="ce12" office:value-type="float" office:value="489450" calcext:value-type="float">
            <text:p>489450</text:p>
          </table:table-cell>
          <table:table-cell table:style-name="ce12" office:value-type="float" office:value="239081" calcext:value-type="float">
            <text:p>239081</text:p>
          </table:table-cell>
          <table:table-cell table:style-name="ce12" office:value-type="float" office:value="498113" calcext:value-type="float">
            <text:p>498113</text:p>
          </table:table-cell>
          <table:table-cell table:style-name="ce12" office:value-type="float" office:value="244005" calcext:value-type="float">
            <text:p>244005</text:p>
          </table:table-cell>
          <table:table-cell table:style-name="ce12" office:value-type="float" office:value="496080" calcext:value-type="float">
            <text:p>496080</text:p>
          </table:table-cell>
          <table:table-cell table:style-name="ce12" office:value-type="float" office:value="242818" calcext:value-type="float">
            <text:p>242818</text:p>
          </table:table-cell>
          <table:table-cell table:style-name="ce12" office:value-type="float" office:value="506118" calcext:value-type="float">
            <text:p>506118</text:p>
          </table:table-cell>
          <table:table-cell table:style-name="ce12" office:value-type="float" office:value="245278" calcext:value-type="float">
            <text:p>245278</text:p>
          </table:table-cell>
          <table:table-cell table:style-name="ce12" office:value-type="float" office:value="514158" calcext:value-type="float">
            <text:p>514158</text:p>
          </table:table-cell>
          <table:table-cell table:style-name="ce12" office:value-type="float" office:value="250908" calcext:value-type="float">
            <text:p>250908</text:p>
          </table:table-cell>
          <table:table-cell table:style-name="ce12" office:value-type="float" office:value="429926" calcext:value-type="float">
            <text:p>429926</text:p>
          </table:table-cell>
          <table:table-cell table:style-name="ce12" office:value-type="float" office:value="219837" calcext:value-type="float">
            <text:p>219837</text:p>
          </table:table-cell>
          <table:table-cell table:style-name="ce12" office:value-type="float" office:value="418402" calcext:value-type="float">
            <text:p>418402</text:p>
          </table:table-cell>
          <table:table-cell table:style-name="ce11" office:value-type="float" office:value="217991" calcext:value-type="float">
            <text:p>217991</text:p>
          </table:table-cell>
        </table:table-row>
        <table:table-row table:style-name="ro1">
          <table:table-cell office:value-type="string" calcext:value-type="string">
            <text:p>2019-20</text:p>
          </table:table-cell>
          <table:table-cell table:style-name="ce12" office:value-type="float" office:value="494487" calcext:value-type="float">
            <text:p>494487</text:p>
          </table:table-cell>
          <table:table-cell table:style-name="ce12" office:value-type="float" office:value="242092" calcext:value-type="float">
            <text:p>242092</text:p>
          </table:table-cell>
          <table:table-cell table:style-name="ce12" office:value-type="float" office:value="492324" calcext:value-type="float">
            <text:p>492324</text:p>
          </table:table-cell>
          <table:table-cell table:style-name="ce12" office:value-type="float" office:value="240639" calcext:value-type="float">
            <text:p>240639</text:p>
          </table:table-cell>
          <table:table-cell table:style-name="ce12" office:value-type="float" office:value="499833" calcext:value-type="float">
            <text:p>499833</text:p>
          </table:table-cell>
          <table:table-cell table:style-name="ce12" office:value-type="float" office:value="244020" calcext:value-type="float">
            <text:p>244020</text:p>
          </table:table-cell>
          <table:table-cell table:style-name="ce12" office:value-type="float" office:value="501914" calcext:value-type="float">
            <text:p>501914</text:p>
          </table:table-cell>
          <table:table-cell table:style-name="ce12" office:value-type="float" office:value="244237" calcext:value-type="float">
            <text:p>244237</text:p>
          </table:table-cell>
          <table:table-cell table:style-name="ce12" office:value-type="float" office:value="502289" calcext:value-type="float">
            <text:p>502289</text:p>
          </table:table-cell>
          <table:table-cell table:style-name="ce12" office:value-type="float" office:value="244699" calcext:value-type="float">
            <text:p>244699</text:p>
          </table:table-cell>
          <table:table-cell table:style-name="ce12" office:value-type="float" office:value="436716" calcext:value-type="float">
            <text:p>436716</text:p>
          </table:table-cell>
          <table:table-cell table:style-name="ce12" office:value-type="float" office:value="222200" calcext:value-type="float">
            <text:p>222200</text:p>
          </table:table-cell>
          <table:table-cell table:style-name="ce12" office:value-type="float" office:value="431492" calcext:value-type="float">
            <text:p>431492</text:p>
          </table:table-cell>
          <table:table-cell table:style-name="ce11" office:value-type="float" office:value="222782" calcext:value-type="float">
            <text:p>222782</text:p>
          </table:table-cell>
        </table:table-row>
        <table:table-row table:style-name="ro1">
          <table:table-cell office:value-type="string" calcext:value-type="string">
            <text:p>2020-21</text:p>
          </table:table-cell>
          <table:table-cell table:style-name="ce12" office:value-type="float" office:value="500054" calcext:value-type="float">
            <text:p>500054</text:p>
          </table:table-cell>
          <table:table-cell table:style-name="ce12" office:value-type="float" office:value="244372" calcext:value-type="float">
            <text:p>244372</text:p>
          </table:table-cell>
          <table:table-cell table:style-name="ce12" office:value-type="float" office:value="496434" calcext:value-type="float">
            <text:p>496434</text:p>
          </table:table-cell>
          <table:table-cell table:style-name="ce12" office:value-type="float" office:value="243328" calcext:value-type="float">
            <text:p>243328</text:p>
          </table:table-cell>
          <table:table-cell table:style-name="ce12" office:value-type="float" office:value="493929" calcext:value-type="float">
            <text:p>493929</text:p>
          </table:table-cell>
          <table:table-cell table:style-name="ce12" office:value-type="float" office:value="241384" calcext:value-type="float">
            <text:p>241384</text:p>
          </table:table-cell>
          <table:table-cell table:style-name="ce12" office:value-type="float" office:value="501204" calcext:value-type="float">
            <text:p>501204</text:p>
          </table:table-cell>
          <table:table-cell table:style-name="ce12" office:value-type="float" office:value="243742" calcext:value-type="float">
            <text:p>243742</text:p>
          </table:table-cell>
          <table:table-cell table:style-name="ce12" office:value-type="float" office:value="499414" calcext:value-type="float">
            <text:p>499414</text:p>
          </table:table-cell>
          <table:table-cell table:style-name="ce12" office:value-type="float" office:value="244319" calcext:value-type="float">
            <text:p>244319</text:p>
          </table:table-cell>
          <table:table-cell table:style-name="ce12" office:value-type="float" office:value="433121" calcext:value-type="float">
            <text:p>433121</text:p>
          </table:table-cell>
          <table:table-cell table:style-name="ce12" office:value-type="float" office:value="220743" calcext:value-type="float">
            <text:p>220743</text:p>
          </table:table-cell>
          <table:table-cell table:style-name="ce12" office:value-type="float" office:value="438365" calcext:value-type="float">
            <text:p>438365</text:p>
          </table:table-cell>
          <table:table-cell table:style-name="ce11" office:value-type="float" office:value="224568" calcext:value-type="float">
            <text:p>224568</text:p>
          </table:table-cell>
        </table:table-row>
        <table:table-row table:style-name="ro1">
          <table:table-cell table:style-name="ce3" office:value-type="string" calcext:value-type="string">
            <text:p>2021-22</text:p>
          </table:table-cell>
          <table:table-cell table:style-name="ce13" office:value-type="float" office:value="495581" calcext:value-type="float">
            <text:p>495581</text:p>
          </table:table-cell>
          <table:table-cell table:style-name="ce13" office:value-type="float" office:value="242437" calcext:value-type="float">
            <text:p>242437</text:p>
          </table:table-cell>
          <table:table-cell table:style-name="ce13" office:value-type="float" office:value="504744" calcext:value-type="float">
            <text:p>504744</text:p>
          </table:table-cell>
          <table:table-cell table:style-name="ce13" office:value-type="float" office:value="246139" calcext:value-type="float">
            <text:p>246139</text:p>
          </table:table-cell>
          <table:table-cell table:style-name="ce13" office:value-type="float" office:value="500678" calcext:value-type="float">
            <text:p>500678</text:p>
          </table:table-cell>
          <table:table-cell table:style-name="ce13" office:value-type="float" office:value="244531" calcext:value-type="float">
            <text:p>244531</text:p>
          </table:table-cell>
          <table:table-cell table:style-name="ce13" office:value-type="float" office:value="493824" calcext:value-type="float">
            <text:p>493824</text:p>
          </table:table-cell>
          <table:table-cell table:style-name="ce13" office:value-type="float" office:value="240757" calcext:value-type="float">
            <text:p>240757</text:p>
          </table:table-cell>
          <table:table-cell table:style-name="ce13" office:value-type="float" office:value="502266" calcext:value-type="float">
            <text:p>502266</text:p>
          </table:table-cell>
          <table:table-cell table:style-name="ce13" office:value-type="float" office:value="244328" calcext:value-type="float">
            <text:p>244328</text:p>
          </table:table-cell>
          <table:table-cell table:style-name="ce13" office:value-type="float" office:value="443460" calcext:value-type="float">
            <text:p>443460</text:p>
          </table:table-cell>
          <table:table-cell table:style-name="ce13" office:value-type="float" office:value="223934" calcext:value-type="float">
            <text:p>223934</text:p>
          </table:table-cell>
          <table:table-cell table:style-name="ce13" office:value-type="float" office:value="428155" calcext:value-type="float">
            <text:p>428155</text:p>
          </table:table-cell>
          <table:table-cell table:style-name="ce19" office:value-type="float" office:value="218941" calcext:value-type="float">
            <text:p>218941</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